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21cm"/>
    </style:style>
    <style:style style:name="co2" style:family="table-column">
      <style:table-column-properties fo:break-before="auto" style:column-width="3.11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8.615cm"/>
    </style:style>
    <style:style style:name="co5" style:family="table-column">
      <style:table-column-properties fo:break-before="auto" style:column-width="4.673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2.77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1.764cm" fo:break-before="auto" style:use-optimal-row-height="fals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1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  <style:style style:name="ce3" style:family="table-cell" style:parent-style-name="Default">
      <style:table-cell-properties fo:wrap-option="wrap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7"/>
        </table:table-row>
        <table:table-row table:style-name="ro2">
          <table:table-cell table:style-name="ce1" office:value-type="string">
            <text:p>Pour l'UMR et (aussi en ventilant par équipes) ET pour les publis type ACL, ouvrages et chapitres d'ouvrages et Actes de conférence :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UMR</text:p>
          </table:table-cell>
          <table:table-cell office:value-type="string">
            <text:p>PARIS</text:p>
          </table:table-cell>
          <table:table-cell office:value-type="string">
            <text:p>CRIA</text:p>
          </table:table-cell>
          <table:table-cell office:value-type="string">
            <text:p>EHGO</text:p>
          </table:table-cell>
          <table:table-cell office:value-type="string">
            <text:p>Remarque</text:p>
          </table:table-cell>
          <table:table-cell office:value-type="string">
            <text:p>plot by year</text:p>
          </table:table-cell>
        </table:table-row>
        <table:table-row table:style-name="ro4">
          <table:table-cell office:value-type="string">
            <text:p>nombre total publis</text:p>
          </table:table-cell>
          <table:table-cell office:value-type="float" office:value="754">
            <text:p>754</text:p>
          </table:table-cell>
          <table:table-cell office:value-type="float" office:value="431">
            <text:p>431</text:p>
          </table:table-cell>
          <table:table-cell office:value-type="float" office:value="219">
            <text:p>219</text:p>
          </table:table-cell>
          <table:table-cell office:value-type="float" office:value="136">
            <text:p>136</text:p>
          </table:table-cell>
          <table:table-cell table:style-name="ce3" office:value-type="string">
            <text:p>une publi est considérée dans une équipe si au moins un des auteurs est dans l'équipe (l'écart \sum – N_publis sont les publis interteam : 786-754 = 32 seulement)</text:p>
          </table:table-cell>
          <table:table-cell/>
        </table:table-row>
        <table:table-row table:style-name="ro5">
          <table:table-cell table:style-name="ce1" office:value-type="string">
            <text:p>ratio (nb publis avec un seul auteur (forcément de l'UMR) / nombre total de publis)</text:p>
          </table:table-cell>
          <table:table-cell table:style-name="ce2" office:value-type="percentage" office:value="0.5106">
            <text:p>51,06%</text:p>
          </table:table-cell>
          <table:table-cell table:style-name="ce2" office:value-type="percentage" office:value="0.4083">
            <text:p>40,83%</text:p>
          </table:table-cell>
          <table:table-cell table:style-name="ce2" office:value-type="percentage" office:value="0.484">
            <text:p>48,40%</text:p>
          </table:table-cell>
          <table:table-cell table:style-name="ce2" office:value-type="percentage" office:value="0.7426">
            <text:p>74,26%</text:p>
          </table:table-cell>
          <table:table-cell table:number-columns-repeated="2"/>
        </table:table-row>
        <table:table-row table:style-name="ro6">
          <table:table-cell table:style-name="ce1" office:value-type="string">
            <text:p>ratio (Nb publis incluant au moins un membre extérieur à l'UMR / Nombre total de publis avec au moins deux co-auteurs)</text:p>
          </table:table-cell>
          <table:table-cell table:number-columns-repeated="6"/>
        </table:table-row>
        <table:table-row table:style-name="ro6">
          <table:table-cell table:style-name="ce1" office:value-type="string">
            <text:p>pour les publis ayant au moins deux co-auteurs : compter le nombres d'auteurs internes (sans doublons) et le nombre d'auteurs externes (sans doublons)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6">
          <table:table-cell table:style-name="ce1" office:value-type="string">
            <text:p>Puis dans une optique "interactions au sein de l'UMR" :- la proportion de co-publications (&gt; deux auteurs) inter-équipes et inter-axes</text:p>
          </table:table-cell>
          <table:table-cell table:number-columns-repeated="6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20/03/2017</text:date>, <text:time>20:2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7-03-20T17:40:45</meta:creation-date>
    <dc:date>2017-03-20T20:24:07</dc:date>
    <dc:creator>Juste Raimbault</dc:creator>
    <meta:editing-duration>PT2H43M23S</meta:editing-duration>
    <meta:editing-cycles>4</meta:editing-cycles>
    <meta:generator>OpenOffice/4.1.1$Unix OpenOffice.org_project/411m6$Build-9775</meta:generator>
    <meta:document-statistic meta:table-count="3" meta:cell-count="21" meta:object-count="0"/>
    <meta:user-defined meta:name=""/>
  </office:meta>
</office:document-meta>
</file>